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lvi Nastaleeq1" svg:font-family="'Alvi Nastaleeq'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1.552cm" style:use-optimal-column-width="false"/>
    </style:style>
    <style:style style:name="co2" style:family="table-column">
      <style:table-column-properties style:column-width="63.726cm" style:use-optimal-column-width="false"/>
    </style:style>
    <style:style style:name="ro1" style:family="table-row">
      <style:table-row-properties style:row-height="39.779cm" style:use-optimal-row-height="false"/>
    </style:style>
    <style:style style:name="ro2" style:family="table-row">
      <style:table-row-properties style:row-height="20.889cm" style:use-optimal-row-height="false"/>
    </style:style>
    <style:style style:name="ce1" style:family="table-cell">
      <loext:graphic-properties fo:padding-top="1.27cm" fo:padding-bottom="0.635cm" fo:padding-left="0.635cm" fo:padding-right="0.635cm" style:writing-mode="rl-tb"/>
      <style:paragraph-properties fo:text-align="justify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fo:padding-top="1.27cm" fo:padding-bottom="0.635cm" fo:padding-left="0.635cm" fo:padding-right="0.635cm" style:writing-mode="rl-tb"/>
      <style:paragraph-properties fo:text-align="justify" fo:border="2.55pt solid #000000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style:font-name="Alvi Nastaleeq1" style:font-name-asian="Alvi Nastaleeq1" style:font-name-complex="Alvi Nastaleeq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25.277cm" svg:height="144.223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لا إله إلا الله <text:s text:c="2"/>لا إله إلا الله<text:line-break/>لا إله إلا الله <text:s text:c="2"/>لا إله إلا الله<text:line-break/>نہ پوچھئے ہے کہاں لا إله إلا الله<text:line-break/>جہاں حسین وہاں لا إله إلا الله<text:span text:style-name="T1"><text:line-break/></text:span><text:span text:style-name="T1"/></text:p>
              </table:table-cell>
              <table:covered-table-cell table:style-name="ce2"/>
            </table:table-row>
            <table:table-row table:style-name="ro2" table:default-cell-style-name="ce1">
              <table:table-cell>
                <text:p text:style-name="P1">اگر ولایتِ حیدر نہیں ہے کلمہ میں<text:line-break/>تو پھر ہے وہم و گماں لا إله إلا الله<text:span text:style-name="T1"><text:line-break/></text:span><text:span text:style-name="T1"/></text:p>
              </table:table-cell>
              <table:table-cell>
                <text:p text:style-name="P1">علی کی تیغ سے تاریخ پوچھیئے سب کی<text:line-break/>پڑھا تھا کس نے کہاں لا إله إلا الله<text:span text:style-name="T1"><text:line-break/></text:span><text:span text:style-name="T1"/></text:p>
              </table:table-cell>
            </table:table-row>
            <table:table-row table:style-name="ro2" table:default-cell-style-name="ce1">
              <table:table-cell>
                <text:p text:style-name="P1">نصیریوں کو یقیں لا إله إلا علی<text:line-break/>ہے مسلموں کو گماں لا إله إلا الله<text:span text:style-name="T1"><text:line-break/></text:span><text:span text:style-name="T1"/></text:p>
              </table:table-cell>
              <table:table-cell>
                <text:p text:style-name="P1">علی کو دل میں بسا کر تو دیکھ لو اے واعظ<text:line-break/>تو خود کہے گی زباں لا إله إلا الله<text:span text:style-name="T1"><text:line-break/></text:span><text:span text:style-name="T1"/></text:p>
              </table:table-cell>
            </table:table-row>
            <table:table-row table:style-name="ro2" table:default-cell-style-name="ce1">
              <table:table-cell>
                <text:p text:style-name="P1">حسین زندہ ہے جب تک زمانہ باقی ہے<text:line-break/>کہاں یزید کہاں لا إله إلا الله<text:span text:style-name="T1"><text:line-break/></text:span><text:span text:style-name="T1"/></text:p>
              </table:table-cell>
              <table:table-cell>
                <text:p text:style-name="P1">جسے نصیب نہیں حبِ اہلِ بیتِ رسول<text:line-break/>اسے نصیب کہاں لا إله إلا الله<text:span text:style-name="T1"><text:line-break/></text:span><text:span text:style-name="T1"/></text:p>
              </table:table-cell>
            </table:table-row>
            <table:table-row table:style-name="ro2" table:default-cell-style-name="ce1">
              <table:table-cell>
                <text:p text:style-name="P1">اذان میں علی اکبر نے لا إله إلا الله کہا<text:line-break/>تو آج تک ہے جواں لا إله إلا الله<text:span text:style-name="T1"><text:line-break/></text:span><text:span text:style-name="T1"/></text:p>
              </table:table-cell>
              <table:table-cell>
                <text:p text:style-name="P1">پتہ خدا کا بتاتے اگر نہ آلِ نبی<text:line-break/>اذان میں تھا کہاں لا إله إلا الله<text:span text:style-name="T1"><text:line-break/></text:span><text:span text:style-name="T1"/></text:p>
              </table:table-cell>
            </table:table-row>
            <table:table-row table:style-name="ro2">
              <table:table-cell table:style-name="ce1" table:number-columns-spanned="2">
                <text:p text:style-name="P1">درِ بتول نہیں جل رہا تھا اے ماجد<text:span text:style-name="T2">ؔ</text:span><text:line-break/>وہ ہو رہا تھا دھواں لا إله إلا الله<text:span text:style-name="T1"><text:line-break/></text:span><text:span text:style-name="T1"/></text:p>
              </table:table-cell>
              <table:covered-table-cell table:style-name="ce2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lvi Nastaleeq1" svg:font-family="'Alvi Nastaleeq'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25.273cm" fo:page-height="144.2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7T17:28:15.155180400</meta:creation-date>
    <dc:date>2026-01-27T17:32:28.438882800</dc:date>
    <meta:editing-duration>PT4M13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